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416600008D2E00004F6045D45030E4D3EC44.svg" manifest:media-type="image/svg+xml"/>
  <manifest:file-entry manifest:full-path="Pictures/10000201000003AF00000212AEEE0360396220B2.png" manifest:media-type="image/png"/>
  <manifest:file-entry manifest:full-path="Pictures/10000000000004220000025339439F19CBF85B52.jpg" manifest:media-type="image/jpeg"/>
  <manifest:file-entry manifest:full-path="Pictures/100000000000042200000253CF49DF8CBCE6ACCA.jpg" manifest:media-type="image/jpeg"/>
  <manifest:file-entry manifest:full-path="Pictures/100000000000042200000253524BEAFB231062CF.jpg" manifest:media-type="image/jpeg"/>
  <manifest:file-entry manifest:full-path="Pictures/1000000000000422000002537E5E86A7D896E158.jpg" manifest:media-type="image/jpeg"/>
  <manifest:file-entry manifest:full-path="Pictures/100000000000042200000253C6EE1326F993BBB1.jpg" manifest:media-type="image/jpeg"/>
  <manifest:file-entry manifest:full-path="Pictures/100000000000042200000253B9E913A0EB62033B.jpg" manifest:media-type="image/jpeg"/>
  <manifest:file-entry manifest:full-path="Pictures/100000000000042200000253B76A8C7EB95796CA.jpg" manifest:media-type="image/jpeg"/>
  <manifest:file-entry manifest:full-path="Pictures/1000000000000422000002539CFB430C1483BD62.jpg" manifest:media-type="image/jpeg"/>
  <manifest:file-entry manifest:full-path="Pictures/1000000000000422000002533CCC4B1789AC961E.jpg" manifest:media-type="image/jpeg"/>
  <manifest:file-entry manifest:full-path="Pictures/100000000000042200000253730E10F0A450C212.jpg" manifest:media-type="image/jpeg"/>
  <manifest:file-entry manifest:full-path="Pictures/10000000000004220000025383548F1241EED545.jpg" manifest:media-type="image/jpeg"/>
  <manifest:file-entry manifest:full-path="Pictures/100000000000042200000253C4678C7212FEE55C.jpg" manifest:media-type="image/jpeg"/>
  <manifest:file-entry manifest:full-path="Pictures/100000000000042200000253B10ECBB9021A185D.jpg" manifest:media-type="image/jpeg"/>
  <manifest:file-entry manifest:full-path="Pictures/1000000000000422000002535440901F85480059.jpg" manifest:media-type="image/jpeg"/>
  <manifest:file-entry manifest:full-path="Pictures/1000000000000422000002534CBC48E218894A02.jpg" manifest:media-type="image/jpeg"/>
  <manifest:file-entry manifest:full-path="Pictures/1000000000000422000002534CB36279CA142E27.jpg" manifest:media-type="image/jpeg"/>
  <manifest:file-entry manifest:full-path="Pictures/100000000000042200000253D02D6ABD61BC8332.jpg" manifest:media-type="image/jpeg"/>
  <manifest:file-entry manifest:full-path="Pictures/1000000000000422000002539BD8EE54212AFBD3.jpg" manifest:media-type="image/jpeg"/>
  <manifest:file-entry manifest:full-path="Pictures/1000000000000422000002533F5F9D9B10ABC00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18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2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Sunset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ce181e" style:text-outline="true" style:font-name="Segoe UI" fo:font-size="44pt" fo:text-shadow="1pt 1pt" fo:font-weight="bold" style:font-size-asian="44pt" style:font-weight-asian="bold" style:font-size-complex="44pt" style:font-weight-complex="bold"/>
    </style:style>
    <style:style style:name="T1" style:family="text">
      <style:text-properties fo:color="#ce181e" style:text-outline="true" style:font-name="Segoe UI"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color="#ce181e" style:text-outline="false" style:font-name="Segoe UI" fo:font-size="44pt" fo:text-shadow="1pt 1pt" fo:font-weight="bold" style:font-size-asian="44pt" style:font-weight-asian="bold" style:font-size-complex="44pt" style:font-weight-complex="bold"/>
    </style:style>
    <style:style style:name="T3" style:family="text">
      <style:text-properties fo:color="#ce181e" style:text-outline="true" style:font-name="Segoe UI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CF49DF8CBCE6ACC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7E5E86A7D896E15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B76A8C7EB95796C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3CCC4B1789AC961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B9E913A0EB6203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524BEAFB231062C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730E10F0A450C21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9CFB430C1483BD6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83548F1241EED54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C4678C7212FEE55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B10ECBB9021A185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C6EE1326F993BBB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5440901F8548005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4CBC48E218894A0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4CB36279CA142E2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D02D6ABD61BC833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Sunset">
        <office:forms form:automatic-focus="false" form:apply-design-mode="false"/>
        <draw:frame draw:style-name="gr3" draw:text-style-name="P5" draw:layer="layout" svg:width="21.082cm" svg:height="10.205cm" svg:x="3.556cm" svg:y="1.778cm">
          <draw:text-box>
            <text:p text:style-name="P4"><text:span text:style-name="T1">IMMANUEL GARAGE SALE</text:span></text:p>
            <text:p text:style-name="P4"><text:span text:style-name="T2">Saturday, April 27, 2019</text:span></text:p>
            <text:p text:style-name="P4"><text:span text:style-name="T1">8:00 A.M.</text:span></text:p>
            <text:p text:style-name="P4"><text:span text:style-name="T1"/></text:p>
            <text:p text:style-name="P4"><text:span text:style-name="T3">See bulletin for more info!</text:span></text:p>
          </draw:text-box>
        </draw:frame>
        <draw:frame draw:style-name="gr4" draw:text-style-name="P4" draw:layer="layout" svg:width="28.01cm" svg:height="15.75cm" svg:x="0cm" svg:y="0cm">
          <draw:image xlink:href="Pictures/1000000000000422000002539BD8EE54212AFBD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3F5F9D9B10ABC00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2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5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6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7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AEEE0360396220B2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4" draw:text-style-name="MP9" draw:layer="backgroundobjects" svg:width="5.923cm" svg:height="1.086cm" svg:x="2.4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123cm" svg:height="1.086cm" svg:x="19.677cm" svg:y="14.3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14:22:33.515000000</meta:creation-date>
    <dc:title>Pentecost</dc:title>
    <meta:editing-duration>PT11M</meta:editing-duration>
    <meta:editing-cycles>4</meta:editing-cycles>
    <meta:generator>LibreOffice/6.1.5.2$Windows_X86_64 LibreOffice_project/90f8dcf33c87b3705e78202e3df5142b201bd805</meta:generator>
    <dc:date>2019-04-20T14:43:55.273000000</dc:date>
    <meta:document-statistic meta:object-count="105"/>
  </office:meta>
</office:document-meta>
</file>